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draw:opacity="58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4T14:08:31.714032263</meta:creation-date>
    <dc:date>2017-06-24T16:18:36.886278022</dc:date>
    <meta:editing-duration>PT1M59S</meta:editing-duration>
    <meta:editing-cycles>2</meta:editing-cycles>
    <meta:generator>LibreOfficeDev/6.0.0.0.alpha0$Linux_X86_64 LibreOffice_project/a32e7a380c602c1d3891c81f88030b560d899452</meta:generator>
    <meta:document-statistic meta:object-count="25"/>
  </office:meta>
</office:document-meta>
</file>